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0" svg:font-family="CMR10"/>
    <style:font-face style:name="TimesNewRoman" svg:font-family="TimesNewRoman"/>
    <style:font-face style:name="cmcyr10" svg:font-family="cmcyr10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4cm" svg:stroke-color="#231f20" draw:stroke-linejoin="miter" svg:stroke-linecap="butt" draw:fill="solid" draw:fill-color="#a7a5a6" fo:padding-top="0.012cm" fo:padding-bottom="0.012cm" fo:padding-left="0.012cm" fo:padding-right="0.012cm"/>
    </style:style>
    <style:style style:name="gr2" style:family="graphic" style:parent-style-name="standard">
      <style:graphic-properties draw:stroke="solid" svg:stroke-width="0.024cm" svg:stroke-color="#231f20" draw:stroke-linejoin="miter" svg:stroke-linecap="butt" draw:fill="none" fo:padding-top="0.012cm" fo:padding-bottom="0.012cm" fo:padding-left="0.012cm" fo:padding-right="0.012cm"/>
    </style:style>
    <style:style style:name="gr3" style:family="graphic" style:parent-style-name="standard">
      <style:graphic-properties draw:stroke="none" draw:fill="solid" draw:fill-color="#231f2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43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03cm" fo:min-width="0.503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37cm" svg:stroke-color="#231f20" draw:stroke-linejoin="miter" svg:stroke-linecap="butt" draw:fill="none" fo:padding-top="0.018cm" fo:padding-bottom="0.018cm" fo:padding-left="0.018cm" fo:padding-right="0.018cm"/>
    </style:style>
    <style:style style:name="gr7" style:family="graphic" style:parent-style-name="standard">
      <style:graphic-properties draw:stroke="solid" svg:stroke-width="0.018cm" svg:stroke-color="#231f20" draw:stroke-linejoin="miter" svg:stroke-linecap="butt" draw:fill="none" fo:padding-top="0.009cm" fo:padding-bottom="0.009cm" fo:padding-left="0.009cm" fo:padding-right="0.009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37cm" fo:min-width="0.337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18cm" svg:stroke-color="#231f20" draw:stroke-linejoin="miter" svg:stroke-linecap="butt" draw:fill="solid" draw:fill-color="#231f20" fo:padding-top="0.009cm" fo:padding-bottom="0.009cm" fo:padding-left="0.009cm" fo:padding-right="0.009cm"/>
    </style:style>
    <style:style style:name="P1" style:family="paragraph">
      <loext:graphic-properties draw:fill="solid" draw:fill-color="#a7a5a6"/>
    </style:style>
    <style:style style:name="P2" style:family="paragraph">
      <loext:graphic-properties draw:fill="none"/>
    </style:style>
    <style:style style:name="P3" style:family="paragraph">
      <loext:graphic-properties draw:fill="solid" draw:fill-color="#231f20"/>
    </style:style>
    <style:style style:name="P4" style:family="paragraph">
      <style:paragraph-properties fo:text-align="start" style:writing-mode="lr-tb"/>
      <style:text-properties fo:font-size="48pt" style:font-size-asian="12.3999996185303pt" style:font-size-complex="12.3999996185303pt"/>
    </style:style>
    <style:style style:name="P5" style:family="paragraph">
      <loext:graphic-properties draw:fill="none"/>
      <style:paragraph-properties fo:text-align="start" style:writing-mode="lr-tb"/>
      <style:text-properties fo:font-size="48pt" style:font-size-asian="12.3999996185303pt" style:font-size-complex="12.3999996185303p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14.3000001907349pt" style:font-size-asian="14.3000001907349pt" style:font-size-complex="14.3000001907349pt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="none"/>
      <style:text-properties fo:font-size="9.60000038146973pt" style:font-size-asian="9.60000038146973pt" style:font-size-complex="9.60000038146973pt"/>
    </style:style>
    <style:style style:name="T1" style:family="text">
      <style:text-properties fo:color="#231f20" style:font-name="TimesNewRoman" fo:font-size="48pt" style:font-size-asian="12.3999996185303pt" style:font-name-complex="TimesNewRoman" style:font-size-complex="12.3999996185303pt"/>
    </style:style>
    <style:style style:name="T2" style:family="text">
      <style:text-properties fo:color="#231f20" style:font-name="TimesNewRoman" fo:font-size="14.3000001907349pt" fo:font-weight="bold" style:font-size-asian="14.3000001907349pt" style:font-name-complex="TimesNewRoman" style:font-size-complex="14.3000001907349pt" style:font-weight-complex="bold"/>
    </style:style>
    <style:style style:name="T3" style:family="text">
      <style:text-properties fo:color="#231f20" style:font-name="cmcyr10" fo:font-size="10pt" style:font-size-asian="10pt" style:font-name-complex="cmcyr10" style:font-size-complex="10pt"/>
    </style:style>
    <style:style style:name="T4" style:family="text">
      <style:text-properties fo:color="#231f20" style:font-name="CMR10" fo:font-size="10pt" style:font-size-asian="10pt" style:font-name-complex="CMR10" style:font-size-complex="10pt"/>
    </style:style>
    <style:style style:name="T5" style:family="text">
      <style:text-properties fo:color="#231f20" style:font-name="TimesNewRoman" fo:font-size="9.60000038146973pt" style:font-size-asian="9.60000038146973pt" style:font-name-complex="TimesNewRoman" style:font-size-complex="9.60000038146973pt"/>
    </style:style>
    <style:style style:name="T6" style:family="text">
      <style:text-properties fo:color="#231f20" style:font-name="TimesNewRoman" fo:font-size="9.60000038146973pt" fo:font-weight="bold" style:font-size-asian="9.60000038146973pt" style:font-name-complex="TimesNewRoman" style:font-size-complex="9.6000003814697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2.764cm" svg:height="2.764cm" svg:x="1.281cm" svg:y="2.227cm" svg:viewBox="0 0 2765 2765" svg:d="M1383 0c761 0 1382 620 1382 1382s-621 1383-1382 1383-1383-621-1383-1383 622-1382 1383-1382z">
          <text:p/>
        </draw:path>
        <draw:path draw:style-name="gr2" draw:text-style-name="P2" draw:layer="layout" svg:width="5.222cm" svg:height="7.187cm" svg:x="0.02cm" svg:y="0.015cm" svg:viewBox="0 0 5223 7188" svg:d="M4308 3595c51 1451-1470 1935-1520 3593M4308 3595c51-1453-1470-1936-1520-3595M915 3595c-51 1451 1470 1935 1521 3593M915 3595c-51-1453 1470-1936 1521-3595M4659 3595c37 1451-1074 1935-1111 3593M4659 3595c37-1453-1074-1936-1111-3595M564 3595c-37 1451 1074 1935 1111 3593M564 3595c-37-1453 1074-1936 1111-3595M4978 3595c13 1451-381 1935-394 3593M4978 3595c13-1453-381-1936-394-3595M245 3595c-13 1451 381 1935 394 3593M245 3595c-13-1453 381-1936 394-3595M5223 3595c3 1451-83 1935-86 3593M5223 3595c3-1453-83-1936-86-3595M0 3595c-3 1451 83 1935 86 3593M0 3595c-3-1453 83-1936 86-3595M4308 3733v-329">
          <text:p/>
        </draw:path>
        <draw:path draw:style-name="gr3" draw:text-style-name="P3" draw:layer="layout" svg:width="0.148cm" svg:height="0.172cm" svg:x="4.253cm" svg:y="3.332cm" svg:viewBox="0 0 149 173" svg:d="M74 0l-74 173c49-24 99-24 149 0z">
          <text:p/>
        </draw:path>
        <draw:line draw:style-name="gr2" draw:text-style-name="P2" draw:layer="layout" svg:x1="0.935cm" svg:y1="3.747cm" svg:x2="0.935cm" svg:y2="3.419cm">
          <text:p/>
        </draw:line>
        <draw:path draw:style-name="gr3" draw:text-style-name="P3" draw:layer="layout" svg:width="0.148cm" svg:height="0.172cm" svg:x="0.861cm" svg:y="3.332cm" svg:viewBox="0 0 149 173" svg:d="M74 0l-74 173c50-24 100-24 149 0z">
          <text:p/>
        </draw:path>
        <draw:line draw:style-name="gr2" draw:text-style-name="P2" draw:layer="layout" svg:x1="4.672cm" svg:y1="3.747cm" svg:x2="4.672cm" svg:y2="3.419cm">
          <text:p/>
        </draw:line>
        <draw:path draw:style-name="gr3" draw:text-style-name="P3" draw:layer="layout" svg:width="0.147cm" svg:height="0.172cm" svg:x="4.599cm" svg:y="3.332cm" svg:viewBox="0 0 148 173" svg:d="M74 0l-74 173c50-24 99-24 148 0z">
          <text:p/>
        </draw:path>
        <draw:line draw:style-name="gr2" draw:text-style-name="P2" draw:layer="layout" svg:x1="0.59cm" svg:y1="3.747cm" svg:x2="0.59cm" svg:y2="3.419cm">
          <text:p/>
        </draw:line>
        <draw:path draw:style-name="gr3" draw:text-style-name="P3" draw:layer="layout" svg:width="0.147cm" svg:height="0.172cm" svg:x="0.516cm" svg:y="3.332cm" svg:viewBox="0 0 148 173" svg:d="M74 0l-74 173c49-24 98-24 148 0z">
          <text:p/>
        </draw:path>
        <draw:line draw:style-name="gr2" draw:text-style-name="P2" draw:layer="layout" svg:x1="4.986cm" svg:y1="3.747cm" svg:x2="4.986cm" svg:y2="3.419cm">
          <text:p/>
        </draw:line>
        <draw:path draw:style-name="gr3" draw:text-style-name="P3" draw:layer="layout" svg:width="0.148cm" svg:height="0.172cm" svg:x="4.912cm" svg:y="3.332cm" svg:viewBox="0 0 149 173" svg:d="M75 0l-75 173c51-24 100-24 149 0z">
          <text:p/>
        </draw:path>
        <draw:line draw:style-name="gr2" draw:text-style-name="P2" draw:layer="layout" svg:x1="0.276cm" svg:y1="3.747cm" svg:x2="0.276cm" svg:y2="3.419cm">
          <text:p/>
        </draw:line>
        <draw:path draw:style-name="gr3" draw:text-style-name="P3" draw:layer="layout" svg:width="0.148cm" svg:height="0.172cm" svg:x="0.202cm" svg:y="3.332cm" svg:viewBox="0 0 149 173" svg:d="M75 0l-75 173c50-24 100-24 149 0z">
          <text:p/>
        </draw:path>
        <draw:line draw:style-name="gr2" draw:text-style-name="P2" draw:layer="layout" svg:x1="5.25cm" svg:y1="3.754cm" svg:x2="5.25cm" svg:y2="3.426cm">
          <text:p/>
        </draw:line>
        <draw:path draw:style-name="gr3" draw:text-style-name="P3" draw:layer="layout" svg:width="0.147cm" svg:height="0.172cm" svg:x="5.176cm" svg:y="3.34cm" svg:viewBox="0 0 148 173" svg:d="M75 0l-75 173c50-25 99-25 148 0z">
          <text:p/>
        </draw:path>
        <draw:line draw:style-name="gr2" draw:text-style-name="P2" draw:layer="layout" svg:x1="0.012cm" svg:y1="3.754cm" svg:x2="0.012cm" svg:y2="3.426cm">
          <text:p/>
        </draw:line>
        <draw:path draw:style-name="gr3" draw:text-style-name="P3" draw:layer="layout" svg:width="0.147cm" svg:height="0.172cm" svg:x="-0.061cm" svg:y="3.34cm" svg:viewBox="0 0 148 173" svg:d="M73 0l-73 173c49-25 98-25 148 0z">
          <text:p/>
        </draw:path>
        <draw:frame draw:style-name="gr4" draw:text-style-name="P5" draw:layer="layout" svg:width="0.942cm" svg:height="1.876cm" svg:x="2.2cm" svg:y="2.656cm">
          <draw:text-box>
            <text:p text:style-name="P4"><text:span text:style-name="T1">S</text:span></text:p>
          </draw:text-box>
        </draw:frame>
        <draw:frame draw:style-name="gr5" draw:text-style-name="P7" draw:layer="layout" svg:width="0.503cm" svg:height="0.56cm" svg:x="11.724cm" svg:y="0.297cm">
          <draw:text-box>
            <text:p text:style-name="P6"><text:span text:style-name="T2">B</text:span></text:p>
          </draw:text-box>
        </draw:frame>
        <draw:path draw:style-name="gr6" draw:text-style-name="P2" draw:layer="layout" svg:width="2.558cm" svg:height="5.596cm" svg:x="3.004cm" svg:y="12.549cm" svg:viewBox="0 0 2559 5597" svg:d="M0 0c1920 1226 2346 3572 2559 5597">
          <text:p/>
        </draw:path>
        <draw:path draw:style-name="gr7" draw:text-style-name="P2" draw:layer="layout" svg:width="5.459cm" svg:height="5.934cm" svg:x="3.343cm" svg:y="11.872cm" svg:viewBox="0 0 5460 5935" svg:d="M0 339c1918 1225 2345 3571 2558 5596M338 0c1919 1226 2345 3572 2558 5597M727 3822l4733-1263">
          <text:p/>
        </draw:path>
        <draw:path draw:style-name="gr3" draw:text-style-name="P3" draw:layer="layout" svg:width="0.142cm" svg:height="0.109cm" svg:x="8.724cm" svg:y="14.394cm" svg:viewBox="0 0 143 110" svg:d="M143 20l-143-20c29 31 38 69 30 110z">
          <text:p/>
        </draw:path>
        <draw:line draw:style-name="gr7" draw:text-style-name="P2" draw:layer="layout" svg:x1="5.084cm" svg:y1="15.428cm" svg:x2="4.192cm" svg:y2="11.548cm">
          <text:p/>
        </draw:line>
        <draw:path draw:style-name="gr3" draw:text-style-name="P3" draw:layer="layout" svg:width="0.111cm" svg:height="0.142cm" svg:x="4.151cm" svg:y="11.483cm" svg:viewBox="0 0 112 143" svg:d="M26 0l-26 143c33-27 70-35 112-25z">
          <text:p/>
        </draw:path>
        <draw:frame draw:style-name="gr8" draw:text-style-name="P8" draw:layer="layout" svg:width="4.417cm" svg:height="0.352cm" svg:x="3.885cm" svg:y="7.67cm">
          <draw:text-box>
            <text:p text:style-name="P6"><text:span text:style-name="T3">Р</text:span><text:span text:style-name="T3">и</text:span><text:span text:style-name="T3">с</text:span><text:span text:style-name="T4">. </text:span><text:span text:style-name="T4">4</text:span><text:span text:style-name="T4">:</text:span><text:span text:style-name="T3"> </text:span><text:span text:style-name="T3">Р</text:span><text:span text:style-name="T3">а</text:span><text:span text:style-name="T3">с</text:span><text:span text:style-name="T3">п</text:span><text:span text:style-name="T3">р</text:span><text:span text:style-name="T3">е</text:span><text:span text:style-name="T3">д</text:span><text:span text:style-name="T3">е</text:span><text:span text:style-name="T3">л</text:span><text:span text:style-name="T3">е</text:span><text:span text:style-name="T3">н</text:span><text:span text:style-name="T3">и</text:span><text:span text:style-name="T3">е</text:span><text:span text:style-name="T3"> </text:span><text:span text:style-name="T3">м</text:span><text:span text:style-name="T3">а</text:span><text:span text:style-name="T3">г</text:span></text:p>
          </draw:text-box>
        </draw:frame>
        <draw:frame draw:style-name="gr9" draw:text-style-name="P9" draw:layer="layout" svg:width="0.337cm" svg:height="0.374cm" svg:x="8.814cm" svg:y="14.593cm">
          <draw:text-box>
            <text:p text:style-name="P6"><text:span text:style-name="T5">x</text:span></text:p>
          </draw:text-box>
        </draw:frame>
        <draw:line draw:style-name="gr7" draw:text-style-name="P2" draw:layer="layout" svg:x1="5.83cm" svg:y1="17.08cm" svg:x2="5.627cm" svg:y2="15.919cm">
          <text:p/>
        </draw:line>
        <draw:path draw:style-name="gr3" draw:text-style-name="P3" draw:layer="layout" svg:width="0.112cm" svg:height="0.141cm" svg:x="5.582cm" svg:y="15.853cm" svg:viewBox="0 0 113 142" svg:d="M34 0l-34 142c34-26 72-32 113-20z">
          <text:p/>
        </draw:path>
        <draw:line draw:style-name="gr7" draw:text-style-name="P2" draw:layer="layout" svg:x1="6.168cm" svg:y1="16.741cm" svg:x2="5.965cm" svg:y2="15.58cm">
          <text:p/>
        </draw:line>
        <draw:path draw:style-name="gr3" draw:text-style-name="P3" draw:layer="layout" svg:width="0.112cm" svg:height="0.14cm" svg:x="5.921cm" svg:y="15.515cm" svg:viewBox="0 0 113 141" svg:d="M33 0l-33 141c34-25 72-31 113-19z">
          <text:p/>
        </draw:path>
        <draw:line draw:style-name="gr7" draw:text-style-name="P2" draw:layer="layout" svg:x1="5.03cm" svg:y1="15.427cm" svg:x2="3.175cm" svg:y2="15.943cm">
          <text:p/>
        </draw:line>
        <draw:path draw:style-name="gr3" draw:text-style-name="P3" draw:layer="layout" svg:width="0.143cm" svg:height="0.11cm" svg:x="3.111cm" svg:y="15.869cm" svg:viewBox="0 0 144 111" svg:d="M0 91l144 20c-28-32-40-69-30-111z">
          <text:p/>
        </draw:path>
        <draw:frame draw:style-name="gr9" draw:text-style-name="P9" draw:layer="layout" svg:width="0.337cm" svg:height="0.374cm" svg:x="4.604cm" svg:y="11.289cm">
          <draw:text-box>
            <text:p text:style-name="P6"><text:span text:style-name="T5">y</text:span></text:p>
          </draw:text-box>
        </draw:frame>
        <draw:path draw:style-name="gr7" draw:text-style-name="P2" draw:layer="layout" svg:width="0.319cm" svg:height="0.32cm" svg:x="4.177cm" svg:y="14.361cm" svg:viewBox="0 0 320 321" svg:d="M161 0c88 0 159 72 159 161 0 88-71 160-159 160-89 0-161-72-161-160 0-89 72-161 161-161z">
          <text:p/>
        </draw:path>
        <draw:path draw:style-name="gr10" draw:text-style-name="P3" draw:layer="layout" svg:width="0.107cm" svg:height="0.106cm" svg:x="4.283cm" svg:y="14.468cm" svg:viewBox="0 0 108 107" svg:d="M55 0c29 0 53 25 53 54s-24 53-53 53c-30 0-55-24-55-53s25-54 55-54z">
          <text:p/>
        </draw:path>
        <draw:path draw:style-name="gr7" draw:text-style-name="P2" draw:layer="layout" svg:width="0.32cm" svg:height="0.32cm" svg:x="4.443cm" svg:y="14.947cm" svg:viewBox="0 0 321 321" svg:d="M160 0c89 0 161 72 161 160 0 89-72 161-161 161-88 0-160-72-160-161 0-88 72-160 160-160z">
          <text:p/>
        </draw:path>
        <draw:path draw:style-name="gr10" draw:text-style-name="P3" draw:layer="layout" svg:width="0.106cm" svg:height="0.106cm" svg:x="4.55cm" svg:y="15.054cm" svg:viewBox="0 0 107 107" svg:d="M53 0c30 0 54 24 54 54 0 29-24 53-54 53-29 0-53-24-53-53 0-30 24-54 53-54z">
          <text:p/>
        </draw:path>
        <draw:path draw:style-name="gr7" draw:text-style-name="P2" draw:layer="layout" svg:width="0.319cm" svg:height="0.319cm" svg:x="4.71cm" svg:y="15.587cm" svg:viewBox="0 0 320 320" svg:d="M160 0c89 0 160 72 160 160 0 89-71 160-160 160-88 0-160-71-160-160 0-88 72-160 160-160z">
          <text:p/>
        </draw:path>
        <draw:path draw:style-name="gr10" draw:text-style-name="P3" draw:layer="layout" svg:width="0.107cm" svg:height="0.107cm" svg:x="4.816cm" svg:y="15.693cm" svg:viewBox="0 0 108 108" svg:d="M55 0c29 0 53 24 53 55 0 29-24 53-53 53-30 0-55-24-55-53 0-31 25-55 55-55z">
          <text:p/>
        </draw:path>
        <draw:path draw:style-name="gr7" draw:text-style-name="P2" draw:layer="layout" svg:width="0.319cm" svg:height="0.32cm" svg:x="4.87cm" svg:y="16.333cm" svg:viewBox="0 0 320 321" svg:d="M160 0c88 0 160 72 160 161 0 88-72 160-160 160-89 0-160-72-160-160 0-89 71-161 160-161z">
          <text:p/>
        </draw:path>
        <draw:path draw:style-name="gr10" draw:text-style-name="P3" draw:layer="layout" svg:width="0.107cm" svg:height="0.107cm" svg:x="4.976cm" svg:y="16.439cm" svg:viewBox="0 0 108 108" svg:d="M53 0c31 0 55 24 55 55 0 29-24 53-55 53-29 0-53-24-53-53 0-31 24-55 53-55z">
          <text:p/>
        </draw:path>
        <draw:frame draw:style-name="gr9" draw:text-style-name="P9" draw:layer="layout" svg:width="0.337cm" svg:height="0.374cm" svg:x="6.256cm" svg:y="15.819cm">
          <draw:text-box>
            <text:p text:style-name="P6"><text:span text:style-name="T6">B</text:span></text:p>
          </draw:text-box>
        </draw:frame>
        <draw:frame draw:style-name="gr9" draw:text-style-name="P9" draw:layer="layout" svg:width="0.337cm" svg:height="0.374cm" svg:x="4.497cm" svg:y="15.872cm">
          <draw:text-box>
            <text:p text:style-name="P6"><text:span text:style-name="T6">j</text:span></text:p>
          </draw:text-box>
        </draw:frame>
        <draw:frame draw:style-name="gr9" draw:text-style-name="P9" draw:layer="layout" svg:width="0.337cm" svg:height="0.374cm" svg:x="3.456cm" svg:y="15.314cm">
          <draw:text-box>
            <text:p text:style-name="P6"><text:span text:style-name="T6">f</text:span></text:p>
          </draw:text-box>
        </draw:frame>
        <draw:frame draw:style-name="gr8" draw:text-style-name="P8" draw:layer="layout" svg:width="1.094cm" svg:height="0.352cm" svg:x="5.396cm" svg:y="18.601cm">
          <draw:text-box>
            <text:p text:style-name="P6"><text:span text:style-name="T3">Р</text:span><text:span text:style-name="T3">и</text:span><text:span text:style-name="T3">с</text:span><text:span text:style-name="T4">. </text:span><text:span text:style-name="T4">5</text:span><text:span text:style-name="T4">:</text:span></text:p>
          </draw:text-box>
        </draw:frame>
        <draw:frame draw:style-name="gr8" draw:text-style-name="P8" draw:layer="layout" svg:width="0.35cm" svg:height="0.352cm" svg:x="5.906cm" svg:y="21.196cm">
          <draw:text-box>
            <text:p text:style-name="P6"><text:span text:style-name="T4">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R10" svg:font-family="CMR10"/>
    <style:font-face style:name="TimesNewRoman" svg:font-family="TimesNewRoman"/>
    <style:font-face style:name="cmcyr10" svg:font-family="cmcyr10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Sans" svg:font-family="'Nimbus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Nimbus Sans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5.266cm" fo:page-height="7.2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1-04T14:35:36.600737801</dc:date>
    <meta:editing-duration>PT2M28S</meta:editing-duration>
    <meta:editing-cycles>1</meta:editing-cycles>
    <meta:document-statistic meta:object-count="46"/>
    <meta:generator>LibreOffice/6.0.6.2$Linux_X86_64 LibreOffice_project/00m0$Build-2</meta:generator>
  </office:meta>
</office:document-meta>
</file>